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a7d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Proj 3C</text:p>
      <text:p text:style-name="Preformatted_20_Text">PRN generator in 3C reaction time tester uses EEPROM locations 0x1FF and 0X1FE</text:p>
      <text:p text:style-name="Preformatted_20_Text">Shift PORT_1 is also dod<text:span text:style-name="T1">g</text:span>y. <text:s/>See replacement project in UNO_V2 but check carefully on eeprom locations.</text:p>
      <text:p text:style-name="Preformatted_20_Text"/>
      <text:p text:style-name="Preformatted_20_Text"><text:span text:style-name="T1">Project </text:span>3G_Prime_numbers_plus <text:span text:style-name="T1">added to UNO_V2</text:span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07T17:29:02.332000000</dc:date>
    <meta:editing-duration>PT1M49S</meta:editing-duration>
    <meta:editing-cycles>1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4" meta:word-count="36" meta:character-count="233" meta:non-whitespace-character-count="200"/>
  </office:meta>
</office:document-meta>
</file>